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pCmdHandler.doNOOP( POP3Session session , String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opCmdHandler.onCommand( POP3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